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50a1" officeooo:paragraph-rsid="000250a1"/>
    </style:style>
    <style:style style:name="T1" style:family="text">
      <style:text-properties officeooo:rsid="00044e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source office suite, a project of The Document Foundation. It was forked in 2010 from OpenOffice.org, which was an open-sourced version of the earlier StarOffice. The LibreOffice suite comprises programs for word processing, the creation and editing of spreadsheets, slideshows, diagrams and drawings, working with databases, and composing mathematical formulae. It is available in 115 language<text:span text:style-name="T1">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5:12:47.530041682</meta:creation-date>
    <dc:date>2019-10-30T11:09:16.862671055</dc:date>
    <meta:editing-duration>PT4M21S</meta:editing-duration>
    <meta:editing-cycles>4</meta:editing-cycles>
    <meta:generator>LibreOffice/6.0.7.3$Linux_X86_64 LibreOffice_project/00m0$Build-3</meta:generator>
    <meta:document-statistic meta:table-count="0" meta:image-count="0" meta:object-count="0" meta:page-count="1" meta:paragraph-count="1" meta:word-count="61" meta:character-count="427" meta:non-whitespace-character-count="367"/>
  </office:meta>
</office:document-meta>
</file>